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488" officeooo:paragraph-rsid="000f4488"/>
    </style:style>
    <style:style style:name="P2" style:family="paragraph" style:parent-style-name="Standard" style:list-style-name="L2">
      <style:text-properties officeooo:rsid="000f4488" officeooo:paragraph-rsid="000f4488"/>
    </style:style>
    <style:style style:name="P3" style:family="paragraph" style:parent-style-name="Standard" style:list-style-name="L3">
      <style:text-properties officeooo:rsid="000f4488" officeooo:paragraph-rsid="000f4488"/>
    </style:style>
    <style:style style:name="P4" style:family="paragraph" style:parent-style-name="Standard">
      <style:text-properties officeooo:rsid="0010d92a" officeooo:paragraph-rsid="0010d92a"/>
    </style:style>
    <style:style style:name="P5" style:family="paragraph" style:parent-style-name="Standard" style:list-style-name="L4">
      <style:text-properties officeooo:rsid="0010d92a" officeooo:paragraph-rsid="0010d92a"/>
    </style:style>
    <style:style style:name="T1" style:family="text">
      <style:text-properties officeooo:rsid="0010d9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be RWP climatology and Southern hemisphere </text:p>
      <text:p text:style-name="P1"/>
      <text:list xml:id="list2547714766" text:style-name="L2">
        <text:list-item>
          <text:p text:style-name="P2">More symmetrical pattern</text:p>
        </text:list-item>
        <text:list-item>
          <text:p text:style-name="P2">Bigger errors on SH</text:p>
        </text:list-item>
      </text:list>
      <text:p text:style-name="P1"/>
      <text:p text:style-name="P1">Describe differences between KDEs</text:p>
      <text:p text:style-name="P1"/>
      <text:list xml:id="list419012092" text:style-name="L3">
        <text:list-item>
          <text:p text:style-name="P3">Try defend choices made really wel<text:span text:style-name="T1">l</text:span></text:p>
        </text:list-item>
      </text:list>
      <text:p text:style-name="P1"/>
      <text:p text:style-name="P4">Temperature extremes</text:p>
      <text:p text:style-name="P4"/>
      <text:list xml:id="list2578715013" text:style-name="L4">
        <text:list-item>
          <text:p text:style-name="P5">Differences in 850 hPa temperatures between ERA5 and GEFS are very small over Europe. However, some regions exhibit quite substantial biases.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6:10:41.967654595</meta:creation-date>
    <dc:date>2021-01-11T16:26:41.898231932</dc:date>
    <meta:editing-duration>PT5M49S</meta:editing-duration>
    <meta:editing-cycles>1</meta:editing-cycles>
    <meta:document-statistic meta:table-count="0" meta:image-count="0" meta:object-count="0" meta:page-count="1" meta:paragraph-count="8" meta:word-count="51" meta:character-count="326" meta:non-whitespace-character-count="286"/>
    <meta:generator>LibreOffice/6.0.7.3$Linux_X86_64 LibreOffice_project/00m0$Build-3</meta:generator>
  </office:meta>
</office:document-meta>
</file>